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sultConverter.writeString( HierarchicalStreamWriter writer , String tag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Converter.saveAssertions( HierarchicalStreamWriter writer , MarshallingContext context , SampleResult res , SampleSaveConfiguration sa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Result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Converter.retrieveItem( HierarchicalStreamReader reader , UnmarshallingContext context , SampleResult res , Object subIte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ampleResultConverter.saveResponseData( HierarchicalStreamWriter writer , MarshallingContext context , SampleResult res , SampleSaveConfiguration sa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mpleResultConverter.retrieveAttributes( HierarchicalStreamReader reader , UnmarshallingContext context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mpleResultConverter.saveResponseHeaders( HierarchicalStreamWriter writer , MarshallingContext context , SampleResult res , SampleSaveConfiguration sa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ResultConverter.marshal( Object obj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ultConverter.SampleResult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Converter.saveRequestHeaders( HierarchicalStreamWriter writer , MarshallingContext context , SampleResult res , SampleSaveConfiguration sa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ResultConverter.readFile( String resultFileName , SampleResult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mpleResultConverter.saveSamplerData( HierarchicalStreamWriter writer , MarshallingContext context , SampleResult res , SampleSaveConfiguration sa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ult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ultConverter.setAttributes( HierarchicalStreamWriter writer , MarshallingContext context , SampleResult res , SampleSaveConfiguration sav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ampleResultConverter.unmarshal( HierarchicalStreamReader reader , Unmarshalling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ResultConverter.saveSubResults( HierarchicalStreamWriter writer , MarshallingContext context , SampleResult res , SampleSaveConfiguration sa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